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E137D47007.png"/>
  <manifest:file-entry manifest:media-type="image/jpeg" manifest:full-path="Pictures/10000000000001560000015660553359.jpg"/>
  <manifest:file-entry manifest:media-type="image/jpeg" manifest:full-path="Pictures/100000000000028000000280CEB5BE0C.jpg"/>
  <manifest:file-entry manifest:media-type="image/jpeg" manifest:full-path="Pictures/1000000000000159000000EE50B4FE31.jpg"/>
  <manifest:file-entry manifest:media-type="image/jpeg" manifest:full-path="Pictures/10000000000000E1000000E193DEB7C6.jpg"/>
  <manifest:file-entry manifest:media-type="image/jpeg" manifest:full-path="Pictures/100000000000040C0000024AFDBC9EA7.jpg"/>
  <manifest:file-entry manifest:media-type="image/jpeg" manifest:full-path="Pictures/100000000000028A0000028A1DCA9490.jpg"/>
  <manifest:file-entry manifest:media-type="image/jpeg" manifest:full-path="Pictures/10000000000001CA000001CA27125989.jpg"/>
  <manifest:file-entry manifest:media-type="image/jpeg" manifest:full-path="Pictures/10000000000000F0000000F0C0797E43.jpg"/>
  <manifest:file-entry manifest:media-type="image/jpeg" manifest:full-path="Pictures/100000000000012C0000012CE8419A8F.jpg"/>
  <manifest:file-entry manifest:media-type="image/jpeg" manifest:full-path="Pictures/10000000000002BC000002BC855A207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1.79cm, 0cm, 0.529cm, 0cm)" draw:image-opacity="100%" style:mirror="non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18cm" svg:stroke-color="#00cc33" draw:marker-start-width="0.469cm" draw:marker-end-width="0.469cm" draw:fill="none" draw:textarea-vertical-align="top" fo:padding-top="0.214cm" fo:padding-bottom="0.214cm" fo:padding-left="0.339cm" fo:padding-right="0.3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.9cm, 0cm, 0.9cm, 0cm)" draw:image-opacity="100%" style:mirror="horizontal"/>
    </style:style>
    <style:style style:name="gr9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.93cm, 0cm, 0.93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svg:stroke-width="0.18cm" svg:stroke-color="#0066ff" draw:marker-start-width="0.469cm" draw:marker-end-width="0.469cm" draw:fill="none" draw:textarea-vertical-align="top" fo:padding-top="0.214cm" fo:padding-bottom="0.214cm" fo:padding-left="0.339cm" fo:padding-right="0.3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</style:style>
    <style:style style:name="gr13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009900"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009900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color="#0066ff" fo:font-size="14pt" style:font-size-asian="14pt" style:font-size-complex="14pt"/>
    </style:style>
    <style:style style:name="P9" style:family="paragraph">
      <style:text-properties fo:color="#0066cc" fo:font-weight="bold" style:font-weight-asian="bold" style:font-weight-complex="bold"/>
    </style:style>
    <style:style style:name="P10" style:family="paragraph">
      <style:text-properties fo:color="#ff0000" fo:font-weight="bold" style:font-weight-asian="bold" style:font-weight-complex="bold"/>
    </style:style>
    <style:style style:name="T1" style:family="text">
      <style:text-properties fo:color="#009900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99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ff" fo:font-size="14pt" style:font-size-asian="14pt" style:font-size-complex="14pt"/>
    </style:style>
    <style:style style:name="T6" style:family="text">
      <style:text-properties fo:color="#0066c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.2cm" svg:height="1.648cm" svg:x="24.32cm" svg:y="6.173cm">
          <draw:image xlink:href="Pictures/100000000000012C0000012CE8419A8F.jpg" xlink:type="simple" xlink:show="embed" xlink:actuate="onLoad">
            <text:p/>
          </draw:image>
        </draw:frame>
        <draw:frame draw:style-name="gr2" draw:text-style-name="P2" draw:layer="layout" svg:width="1.7cm" svg:height="1.5cm" svg:x="3.501cm" svg:y="4.021cm">
          <draw:image xlink:href="Pictures/10000000000001560000015660553359.jpg" xlink:type="simple" xlink:show="embed" xlink:actuate="onLoad">
            <text:p/>
          </draw:image>
        </draw:frame>
        <draw:frame draw:style-name="gr3" draw:text-style-name="P3" draw:layer="layout" svg:width="12.38cm" svg:height="7cm" svg:x="10.32cm" svg:y="5.3cm">
          <draw:image xlink:href="Pictures/100000000000040C0000024AFDBC9EA7.jpg" xlink:type="simple" xlink:show="embed" xlink:actuate="onLoad">
            <text:p/>
          </draw:image>
        </draw:frame>
        <draw:custom-shape draw:style-name="gr4" draw:text-style-name="P3" draw:layer="layout" svg:width="1.699cm" svg:height="1.154cm" draw:transform="skewX (0.333706952981253) translate (10.001cm 7.667cm)">
          <text:p/>
          <draw:enhanced-geometry svg:viewBox="0 0 21600 21600" draw:glue-points="21600 0 0 10800 21600 21600" draw:text-areas="13800 ?f9 21600 ?f10" draw:type="left-brace" draw:modifiers="3658.91980360065 10199.01800327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layer="layout" svg:width="1.4cm" svg:height="3.575cm" draw:transform="skewX (0.117286125733997) translate (9.722cm 7.62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5" draw:text-style-name="P4" draw:layer="layout" svg:width="6cm" svg:height="3.4cm" svg:x="3.401cm" svg:y="8.821cm">
          <text:p text:style-name="P4"><text:span text:style-name="T1">Entradas Digitales</text:span></text:p>
        </draw:rect>
        <draw:frame draw:style-name="gr3" draw:text-style-name="P3" draw:layer="layout" svg:width="1.992cm" svg:height="1.913cm" svg:x="4.101cm" svg:y="9.821cm">
          <draw:image xlink:href="Pictures/10000000000000E1000000E137D47007.png" xlink:type="simple" xlink:show="embed" xlink:actuate="onLoad">
            <text:p/>
          </draw:image>
        </draw:frame>
        <draw:frame draw:style-name="gr3" draw:text-style-name="P3" draw:layer="layout" svg:width="1.7cm" svg:height="1.6cm" svg:x="6.801cm" svg:y="9.921cm">
          <draw:image xlink:href="Pictures/10000000000000F0000000F0C0797E43.jpg" xlink:type="simple" xlink:show="embed" xlink:actuate="onLoad">
            <text:p/>
          </draw:image>
        </draw:frame>
        <draw:rect draw:style-name="gr5" draw:text-style-name="P4" draw:layer="layout" svg:width="8.1cm" svg:height="5.021cm" svg:x="1.301cm" svg:y="3.4cm">
          <text:p text:style-name="P4"><text:span text:style-name="T1">Entradas Analógicas</text:span></text:p>
        </draw:rect>
        <draw:frame draw:style-name="gr3" draw:text-style-name="P3" draw:layer="layout" svg:width="2cm" svg:height="2cm" svg:x="1.701cm" svg:y="5.721cm">
          <draw:image xlink:href="Pictures/10000000000001CA000001CA27125989.jpg" xlink:type="simple" xlink:show="embed" xlink:actuate="onLoad">
            <text:p/>
          </draw:image>
        </draw:frame>
        <draw:frame draw:style-name="gr6" draw:text-style-name="P5" draw:layer="layout" svg:width="2.627cm" svg:height="0.725cm" svg:x="3.401cm" svg:y="11.296cm">
          <draw:text-box>
            <text:p text:style-name="P5"><text:span text:style-name="T2">Pulsadores</text:span></text:p>
          </draw:text-box>
        </draw:frame>
        <draw:frame draw:style-name="gr6" draw:text-style-name="P5" draw:layer="layout" svg:width="2.911cm" svg:height="0.725cm" svg:x="6.501cm" svg:y="11.396cm">
          <draw:text-box>
            <text:p text:style-name="P5"><text:span text:style-name="T2">Interruptores</text:span></text:p>
          </draw:text-box>
        </draw:frame>
        <draw:frame draw:style-name="gr7" draw:text-style-name="P5" draw:layer="layout" svg:width="3.457cm" svg:height="0.8cm" svg:x="1.201cm" svg:y="7.621cm">
          <draw:text-box>
            <text:p text:style-name="P5"><text:span text:style-name="T2">Potenciómetros</text:span></text:p>
          </draw:text-box>
        </draw:frame>
        <draw:frame draw:style-name="gr6" draw:text-style-name="P5" draw:layer="layout" svg:width="1.349cm" svg:height="0.725cm" svg:x="3.552cm" svg:y="5.521cm">
          <draw:text-box>
            <text:p><text:span text:style-name="T2">LDR</text:span></text:p>
          </draw:text-box>
        </draw:frame>
        <draw:frame draw:style-name="gr8" draw:text-style-name="P3" draw:layer="layout" svg:width="2.684cm" svg:height="1.92cm" svg:x="6.437cm" svg:y="3.541cm">
          <draw:image xlink:href="Pictures/10000000000000E1000000E193DEB7C6.jpg" xlink:type="simple" xlink:show="embed" xlink:actuate="onLoad">
            <text:p/>
          </draw:image>
        </draw:frame>
        <draw:frame draw:style-name="gr9" draw:text-style-name="P3" draw:layer="layout" svg:width="2.408cm" svg:height="2.16cm" svg:x="4.793cm" svg:y="5.421cm">
          <draw:image xlink:href="Pictures/10000000000002BC000002BC855A207E.jpg" xlink:type="simple" xlink:show="embed" xlink:actuate="onLoad">
            <text:p/>
          </draw:image>
        </draw:frame>
        <draw:frame draw:style-name="gr10" draw:text-style-name="P5" draw:layer="layout" svg:width="4cm" svg:height="1.199cm" svg:x="4.601cm" svg:y="7.321cm">
          <draw:text-box>
            <text:p text:style-name="P5"><text:span text:style-name="T2">Sensor IR reflexivo</text:span></text:p>
          </draw:text-box>
        </draw:frame>
        <draw:frame draw:style-name="gr6" draw:text-style-name="P6" draw:layer="layout" svg:width="4.028cm" svg:height="0.983cm" svg:x="1.373cm" svg:y="2.321cm">
          <draw:text-box>
            <text:p text:style-name="P6"><text:span text:style-name="T3">SENSORES</text:span></text:p>
          </draw:text-box>
        </draw:frame>
        <draw:frame draw:style-name="gr6" draw:text-style-name="P7" draw:layer="layout" svg:width="5.493cm" svg:height="0.983cm" svg:x="9.9cm" svg:y="3.717cm">
          <draw:text-box>
            <text:p text:style-name="P7"><text:span text:style-name="T4">CONTROLADOR</text:span></text:p>
          </draw:text-box>
        </draw:frame>
        <draw:custom-shape draw:style-name="gr4" draw:text-style-name="P3" draw:layer="layout" svg:width="1.918cm" svg:height="3.3cm" draw:transform="skewX (-0.274540291338656) translate (20.682cm 7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1" draw:text-style-name="P8" draw:layer="layout" svg:width="6cm" svg:height="5.7cm" svg:x="23.02cm" svg:y="5.721cm">
          <text:p text:style-name="P8"><text:span text:style-name="T5">Salidas</text:span></text:p>
          <text:list text:style-name="L1">
            <text:list-header>
              <text:p text:style-name="P8"><text:span text:style-name="T5"/></text:p>
            </text:list-header>
          </text:list>
        </draw:rect>
        <draw:frame draw:style-name="gr6" draw:text-style-name="P9" draw:layer="layout" svg:width="4.943cm" svg:height="0.983cm" svg:x="22.977cm" svg:y="4.538cm">
          <draw:text-box>
            <text:p><text:span text:style-name="T6">ACTUADORES</text:span></text:p>
          </draw:text-box>
        </draw:frame>
        <draw:frame draw:style-name="gr3" draw:text-style-name="P3" draw:layer="layout" svg:width="1.6cm" svg:height="1.6cm" svg:x="26.62cm" svg:y="6.021cm">
          <draw:image xlink:href="Pictures/100000000000028A0000028A1DCA9490.jpg" xlink:type="simple" xlink:show="embed" xlink:actuate="onLoad">
            <text:p/>
          </draw:image>
        </draw:frame>
        <draw:frame draw:style-name="gr3" draw:text-style-name="P3" draw:layer="layout" svg:width="3.132cm" svg:height="3.009cm" svg:x="23.42cm" svg:y="8.312cm">
          <draw:image xlink:href="Pictures/100000000000028000000280CEB5BE0C.jpg" xlink:type="simple" xlink:show="embed" xlink:actuate="onLoad">
            <text:p/>
          </draw:image>
        </draw:frame>
        <draw:frame draw:style-name="gr6" draw:text-style-name="P5" draw:layer="layout" svg:width="2.648cm" svg:height="0.725cm" svg:x="6.553cm" svg:y="5.521cm">
          <draw:text-box>
            <text:p text:style-name="P5"><text:span text:style-name="T2">Ultrasonido</text:span></text:p>
          </draw:text-box>
        </draw:frame>
        <draw:frame draw:style-name="gr6" draw:text-style-name="P5" draw:layer="layout" svg:width="1.81cm" svg:height="0.725cm" svg:x="24.7cm" svg:y="8cm">
          <draw:text-box>
            <text:p><text:span text:style-name="T2">Timbre</text:span></text:p>
          </draw:text-box>
        </draw:frame>
        <draw:frame draw:style-name="gr6" draw:text-style-name="P5" draw:layer="layout" svg:width="1.328cm" svg:height="0.725cm" svg:x="27.1cm" svg:y="7.9cm">
          <draw:text-box>
            <text:p><text:span text:style-name="T2">LED</text:span></text:p>
          </draw:text-box>
        </draw:frame>
        <draw:frame draw:style-name="gr12" draw:text-style-name="P5" draw:layer="layout" svg:width="1.586cm" svg:height="1.125cm" svg:x="23.4cm" svg:y="10.5cm">
          <draw:text-box>
            <text:p><text:span text:style-name="T2">Motor</text:span></text:p>
          </draw:text-box>
        </draw:frame>
        <draw:frame draw:style-name="gr6" draw:text-style-name="P10" draw:layer="layout" svg:width="4.24cm" svg:height="0.983cm" svg:x="11.76cm" svg:y="18.917cm">
          <draw:text-box>
            <text:p text:style-name="P10">PROGRAMA</text:p>
          </draw:text-box>
        </draw:frame>
        <draw:custom-shape draw:style-name="gr13" draw:text-style-name="P3" draw:layer="layout" svg:width="7.8cm" svg:height="4.7cm" svg:x="11.6cm" svg:y="14.1cm">
          <text:p/>
          <draw:enhanced-geometry svg:viewBox="0 0 21600 21600" draw:text-areas="800 800 20800 20800" draw:type="round-rectangular-callout" draw:modifiers="18723.1380592232 -5697.51116783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5.655cm" svg:height="3.794cm" svg:x="12.645cm" svg:y="14.606cm">
          <draw:image xlink:href="Pictures/1000000000000159000000EE50B4FE3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7-17T10:54:05.59</meta:creation-date>
    <dc:date>2018-07-17T19:47:18.51</dc:date>
    <meta:editing-duration>PT8H7M41S</meta:editing-duration>
    <meta:editing-cycles>3</meta:editing-cycles>
    <meta:generator>OpenOffice/4.1.1$Win32 OpenOffice.org_project/411m6$Build-9775</meta:generator>
    <meta:document-statistic meta:object-count="31"/>
  </office:meta>
</office:document-meta>
</file>